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TEMA 2</text:p>
      <text:p text:style-name="Standard">.data</text:p>
      <text:p text:style-name="Standard"/>
      <text:p text:style-name="Standard"><text:s text:c="2"/>v:.word 1, 2, 3, 4, 5</text:p>
      <text:p text:style-name="Standard"><text:s text:c="2"/>n:.word 5</text:p>
      <text:p text:style-name="Standard"/>
      <text:p text:style-name="Standard">.text</text:p>
      <text:p text:style-name="Standard"/>
      <text:p text:style-name="Standard">suma_patrate:</text:p>
      <text:p text:style-name="Standard"/>
      <text:p text:style-name="Standard"><text:s text:c="12"/>subu $sp, 4 <text:s text:c="12"/>#Incarcari</text:p>
      <text:p text:style-name="Standard"><text:tab/>sw $fp, 0($sp)</text:p>
      <text:p text:style-name="Standard"><text:tab/>addi $fp, $sp, 4</text:p>
      <text:p text:style-name="Standard"/>
      <text:p text:style-name="Standard"><text:tab/>subu $sp, 4</text:p>
      <text:p text:style-name="Standard"><text:tab/>sw $ra, 0($sp)</text:p>
      <text:p text:style-name="Standard"/>
      <text:p text:style-name="Standard"><text:tab/>subu $sp, 4</text:p>
      <text:p text:style-name="Standard"><text:tab/>sw $s0, 0($sp)</text:p>
      <text:p text:style-name="Standard"/>
      <text:p text:style-name="Standard"># $sp:($s0 v)($ra v)($fp v)$fp:(x)</text:p>
      <text:p text:style-name="Standard"/>
      <text:p text:style-name="Standard"><text:tab/>lw $s0, 0($fp) <text:s text:c="30"/>#in s0 elem de adaug</text:p>
      <text:p text:style-name="Standard"><text:tab/>beqz $s0, exit_patrate <text:s text:c="18"/>#daca x = 0 oprim procedura<text:tab/><text:tab/></text:p>
      <text:p text:style-name="Standard"><text:s text:c="12"/>bne $s0,$v1,adaug <text:s text:c="22"/>#adaug doar elem de la 1-&gt;elem-1</text:p>
      <text:p text:style-name="Standard"><text:s text:c="12"/>j exit_adaug <text:s text:c="27"/>#daca ajung aici, sunt la primul pas(in $s0 am chiar valoarea elementului pentru care calculez suma patratelor), deci nu adaug la suma</text:p>
      <text:p text:style-name="Standard"/>
      <text:p text:style-name="Standard"><text:tab/>adaug:</text:p>
      <text:p text:style-name="Standard"><text:tab/><text:tab/>mul $t0,$s0,$s0 <text:s text:c="2"/>#element la patrat</text:p>
      <text:p text:style-name="Standard"><text:s text:c="8"/><text:tab/><text:tab/>add $v0,$v0,$t0 <text:s text:c="2"/>#adaug la suma elementul la patrat</text:p>
      <text:p text:style-name="Standard"/>
      <text:p text:style-name="Standard"><text:tab/>exit_adaug:</text:p>
      <text:p text:style-name="Standard"><text:s text:c="8"/></text:p>
      <text:p text:style-name="Standard"><text:tab/>addi $s0, -1</text:p>
      <text:p text:style-name="Standard"><text:tab/>subu $sp, 4</text:p>
      <text:p text:style-name="Standard"><text:tab/>sw $s0, 0($sp)</text:p>
      <text:p text:style-name="Standard"><text:tab/>jal suma_patrate</text:p>
      <text:p text:style-name="Standard"><text:tab/>addu $sp, 4</text:p>
      <text:p text:style-name="Standard"/>
      <text:p text:style-name="Standard"><text:tab/>exit_patrate: <text:s text:c="15"/>#Restaurari</text:p>
      <text:p text:style-name="Standard"><text:tab/>lw $s0, -12($fp)</text:p>
      <text:p text:style-name="Standard"><text:tab/>lw $ra, -8($fp)</text:p>
      <text:p text:style-name="Standard"><text:tab/>lw $fp, -4($fp)</text:p>
      <text:p text:style-name="Standard"><text:tab/>addu $sp, 12</text:p>
      <text:p text:style-name="Standard"><text:tab/>jr $ra</text:p>
      <text:p text:style-name="Standard"><text:s text:c="8"/></text:p>
      <text:p text:style-name="Standard"/>
      <text:p text:style-name="Standard"><text:s/>modifica:</text:p>
      <text:p text:style-name="Standard"/>
      <text:p text:style-name="Standard"><text:tab/>subu $sp,4 <text:s text:c="19"/>#Incarcari</text:p>
      <text:p text:style-name="Standard"><text:tab/>sw $fp,0($sp)</text:p>
      <text:p text:style-name="Standard"><text:soft-page-break/><text:s text:c="8"/>addi $fp,$sp,4</text:p>
      <text:p text:style-name="Standard"/>
      <text:p text:style-name="Standard"><text:s text:c="8"/>subu $sp,4</text:p>
      <text:p text:style-name="Standard"><text:s text:c="8"/>sw $ra,0($sp)</text:p>
      <text:p text:style-name="Standard"/>
      <text:p text:style-name="Standard"><text:s text:c="8"/>subu $sp,4</text:p>
      <text:p text:style-name="Standard"><text:s text:c="8"/>sw $s0,0($sp)</text:p>
      <text:p text:style-name="Standard"/>
      <text:p text:style-name="Standard"><text:s text:c="8"/>subu $sp,4</text:p>
      <text:p text:style-name="Standard"><text:s text:c="8"/>sw $s1,0($sp)</text:p>
      <text:p text:style-name="Standard"/>
      <text:p text:style-name="Standard"><text:s text:c="9"/>#$sp:($s1v)($s0v)($rav)($fpv)$fp:(*v)(n)</text:p>
      <text:p text:style-name="Standard"/>
      <text:p text:style-name="Standard"><text:s text:c="8"/>lw $s0,0($fp) <text:s text:c="2"/>#in $s0 avem v</text:p>
      <text:p text:style-name="Standard"><text:s text:c="8"/>lw $s1,4($fp) <text:s text:c="2"/>#in $s1 avem n</text:p>
      <text:p text:style-name="Standard"><text:s text:c="8"/>beqz $s1,exit_modifica <text:s text:c="2"/>#daca n=0 iesim</text:p>
      <text:p text:style-name="Standard"/>
      <text:p text:style-name="Standard"><text:s text:c="8"/>#Inlocuim elementul din vector cu suma patratelor</text:p>
      <text:p text:style-name="Standard"/>
      <text:p text:style-name="Standard"><text:s text:c="8"/>li $v0,0</text:p>
      <text:p text:style-name="Standard"><text:s text:c="8"/>lw $t0,0($s0) <text:s text:c="6"/>#in t0 elem din vect</text:p>
      <text:p text:style-name="Standard"><text:s text:c="8"/>bgt $t0,$0,poz</text:p>
      <text:p text:style-name="Standard"><text:s text:c="8"/>li $v0,0</text:p>
      <text:p text:style-name="Standard"><text:s text:c="8"/>j next</text:p>
      <text:p text:style-name="Standard"><text:s text:c="8"/>poz:</text:p>
      <text:p text:style-name="Standard"><text:s text:c="8"/>move $v1,$t0 <text:s text:c="5"/>#pun in $v1 valoarea din vector pentru a compara in suma_patrate si a calcula suma patratelor numerelor strict mai mici ca aceasta valoare, nu mai mici sau egale</text:p>
      <text:p text:style-name="Standard"/>
      <text:p text:style-name="Standard"><text:s text:c="8"/>subu $sp,4</text:p>
      <text:p text:style-name="Standard"><text:s text:c="8"/>sw $t0,0($sp)</text:p>
      <text:p text:style-name="Standard"><text:s text:c="5"/></text:p>
      <text:p text:style-name="Standard"><text:s text:c="7"/>jal suma_patrate</text:p>
      <text:p text:style-name="Standard"><text:s text:c="7"/>next:</text:p>
      <text:p text:style-name="Standard"><text:s text:c="7"/>addu $sp,4</text:p>
      <text:p text:style-name="Standard"><text:s text:c="7"/>sw $v0,0($s0) <text:s text:c="6"/>#schimb valoarea in vect</text:p>
      <text:p text:style-name="Standard"/>
      <text:p text:style-name="Standard"><text:s text:c="7"/>addi $s0,4 <text:s text:c="2"/>#trec la urmatorul element</text:p>
      <text:p text:style-name="Standard"><text:s text:c="7"/>addi $s1,-1 <text:s/>#scad numar elemente vector</text:p>
      <text:p text:style-name="Standard"/>
      <text:p text:style-name="Standard"><text:s text:c="7"/>subu $sp,4</text:p>
      <text:p text:style-name="Standard"><text:s text:c="7"/>sw $s1,0($sp)</text:p>
      <text:p text:style-name="Standard"/>
      <text:p text:style-name="Standard"><text:s text:c="8"/>subu $sp,4</text:p>
      <text:p text:style-name="Standard"><text:s text:c="8"/>sw $s0,0($sp)</text:p>
      <text:p text:style-name="Standard"/>
      <text:p text:style-name="Standard"><text:s text:c="7"/>jal modifica</text:p>
      <text:p text:style-name="Standard"><text:s text:c="7"/>addu $sp, 8</text:p>
      <text:p text:style-name="Standard"/>
      <text:p text:style-name="Standard"><text:s text:c="6"/>exit_modifica: <text:s text:c="3"/>#Restaurari</text:p>
      <text:p text:style-name="Standard"><text:s text:c="6"/>lw $s1,-16($fp)</text:p>
      <text:p text:style-name="Standard"><text:s text:c="6"/>lw $s0,-12($fp)</text:p>
      <text:p text:style-name="Standard"><text:s text:c="6"/>lw $ra,-8($fp)</text:p>
      <text:p text:style-name="Standard"><text:soft-page-break/><text:s text:c="6"/>lw $fp,-4($fp)</text:p>
      <text:p text:style-name="Standard"><text:s text:c="6"/>addu $sp,16</text:p>
      <text:p text:style-name="Standard"><text:s text:c="6"/>jr $ra</text:p>
      <text:p text:style-name="Standard"/>
      <text:p text:style-name="Standard">main:</text:p>
      <text:p text:style-name="Standard"/>
      <text:p text:style-name="Standard"><text:s text:c="2"/><text:tab/>lw $t0,n <text:s text:c="9"/></text:p>
      <text:p text:style-name="Standard"><text:s text:c="2"/><text:tab/>subu $sp,4</text:p>
      <text:p text:style-name="Standard"><text:s text:c="2"/><text:tab/>sw $t0,0($sp)</text:p>
      <text:p text:style-name="Standard"/>
      <text:p text:style-name="Standard"><text:s text:c="2"/><text:tab/>la $t0,v <text:s text:c="5"/></text:p>
      <text:p text:style-name="Standard"><text:s text:c="2"/><text:tab/>subu $sp,4</text:p>
      <text:p text:style-name="Standard"><text:s text:c="2"/><text:tab/>sw $t0,0($sp)</text:p>
      <text:p text:style-name="Standard"/>
      <text:p text:style-name="Standard"><text:s text:c="2"/><text:tab/>jal modifica</text:p>
      <text:p text:style-name="Standard"/>
      <text:p text:style-name="Standard"><text:s text:c="2"/><text:tab/>addu $sp,8</text:p>
      <text:p text:style-name="Standard"/>
      <text:p text:style-name="Standard"><text:s/><text:tab/> #Afisare</text:p>
      <text:p text:style-name="Standard"/>
      <text:p text:style-name="Standard"><text:s text:c="2"/><text:tab/>li $t0,0 </text:p>
      <text:p text:style-name="Standard"><text:s text:c="2"/><text:tab/>li $t1,0</text:p>
      <text:p text:style-name="Standard"><text:s text:c="2"/><text:tab/>lw $t2,n</text:p>
      <text:p text:style-name="Standard"><text:s text:c="2"/><text:tab/>loop:</text:p>
      <text:p text:style-name="Standard"><text:tab/><text:tab/>beq $t0,$t2,exit</text:p>
      <text:p text:style-name="Standard"/>
      <text:p text:style-name="Standard"><text:tab/><text:tab/>lw $a0,v($t1)</text:p>
      <text:p text:style-name="Standard"><text:tab/><text:tab/>li $v0,1</text:p>
      <text:p text:style-name="Standard"><text:tab/><text:tab/>syscall</text:p>
      <text:p text:style-name="Standard"/>
      <text:p text:style-name="Standard"><text:tab/><text:tab/>li $a0,' '</text:p>
      <text:p text:style-name="Standard"><text:tab/><text:tab/>li $v0,11</text:p>
      <text:p text:style-name="Standard"><text:tab/><text:tab/>syscall</text:p>
      <text:p text:style-name="Standard"/>
      <text:p text:style-name="Standard"><text:tab/><text:tab/>addi $t0,1</text:p>
      <text:p text:style-name="Standard"><text:tab/><text:tab/>addi $t1,4</text:p>
      <text:p text:style-name="Standard"><text:tab/><text:tab/>j loop</text:p>
      <text:p text:style-name="Standard"/>
      <text:p text:style-name="Standard"><text:s text:c="8"/>exit: </text:p>
      <text:p text:style-name="Standard"/>
      <text:p text:style-name="Standard"><text:s text:c="7"/>li $v0,10</text:p>
      <text:p text:style-name="Standard"><text:s text:c="7"/>syscall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4:31:11.181673404</meta:creation-date>
    <dc:date>2020-01-04T14:31:32.738316895</dc:date>
    <meta:editing-duration>PT21S</meta:editing-duration>
    <meta:editing-cycles>1</meta:editing-cycles>
    <meta:document-statistic meta:table-count="0" meta:image-count="0" meta:object-count="0" meta:page-count="4" meta:paragraph-count="107" meta:word-count="328" meta:character-count="2542" meta:non-whitespace-character-count="1645"/>
    <meta:generator>LibreOffice/6.0.7.3$Linux_X86_64 LibreOffice_project/00m0$Build-3</meta:generator>
  </office:meta>
</office:document-meta>
</file>